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language="en" fo:country="GB" officeooo:rsid="001963a1" officeooo:paragraph-rsid="001963a1"/>
    </style:style>
    <style:style style:name="P2" style:family="paragraph" style:parent-style-name="Text_20_body">
      <style:paragraph-properties fo:text-align="center" style:justify-single-word="false"/>
      <style:text-properties style:font-name="Times New Roman" fo:language="en" fo:country="GB"/>
    </style:style>
    <style:style style:name="P3" style:family="paragraph" style:parent-style-name="Text_20_body">
      <style:paragraph-properties fo:text-align="center" style:justify-single-word="false"/>
      <style:text-properties style:font-name="Times New Roman" fo:language="en" fo:country="GB" officeooo:rsid="0019fccc" officeooo:paragraph-rsid="0019fccc"/>
    </style:style>
    <style:style style:name="P4" style:family="paragraph" style:parent-style-name="Text_20_body">
      <style:text-properties style:font-name="Times New Roman" fo:language="en" fo:country="GB" officeooo:rsid="0019fccc" officeooo:paragraph-rsid="0019fccc"/>
    </style:style>
    <style:style style:name="P5" style:family="paragraph" style:parent-style-name="Text_20_body">
      <style:paragraph-properties fo:text-align="start" style:justify-single-word="false"/>
      <style:text-properties style:font-name="Times New Roman" fo:language="en" fo:country="GB" officeooo:rsid="001963a1" officeooo:paragraph-rsid="001963a1"/>
    </style:style>
    <style:style style:name="P6" style:family="paragraph" style:parent-style-name="Text_20_body">
      <style:paragraph-properties fo:text-align="center" style:justify-single-word="false"/>
      <style:text-properties style:font-name="Times New Roman" fo:language="en" fo:country="GB" officeooo:rsid="001963a1" officeooo:paragraph-rsid="001963a1"/>
    </style:style>
    <style:style style:name="P7" style:family="paragraph" style:parent-style-name="Text_20_body">
      <style:text-properties style:font-name="Times New Roman" fo:language="en" fo:country="GB" officeooo:rsid="001d3582" officeooo:paragraph-rsid="001d3582"/>
    </style:style>
    <style:style style:name="P8" style:family="paragraph" style:parent-style-name="Text_20_body">
      <style:text-properties style:font-name="Times New Roman" fo:language="en" fo:country="GB" officeooo:rsid="001d7f0e" officeooo:paragraph-rsid="001d7f0e"/>
    </style:style>
    <style:style style:name="P9" style:family="paragraph" style:parent-style-name="Text_20_body">
      <style:text-properties style:font-name="Times New Roman" fo:language="en" fo:country="GB" officeooo:rsid="001d7f0e" officeooo:paragraph-rsid="001fee54"/>
    </style:style>
    <style:style style:name="P10" style:family="paragraph" style:parent-style-name="Text_20_body">
      <style:text-properties style:font-name="Times New Roman" fo:language="en" fo:country="GB" fo:font-weight="bold" officeooo:rsid="001d7f0e" officeooo:paragraph-rsid="001d7f0e" style:font-weight-asian="bold" style:font-weight-complex="bold"/>
    </style:style>
    <style:style style:name="P11" style:family="paragraph" style:parent-style-name="Text_20_body">
      <style:text-properties style:font-name="Times New Roman" fo:language="en" fo:country="GB" fo:font-weight="bold" officeooo:rsid="001d7f0e" officeooo:paragraph-rsid="001fee54" style:font-weight-asian="bold" style:font-weight-complex="bold"/>
    </style:style>
    <style:style style:name="P12" style:family="paragraph" style:parent-style-name="Text_20_body">
      <style:text-properties style:font-name="Times New Roman" fo:language="en" fo:country="GB" fo:font-weight="bold" officeooo:rsid="001da61e" officeooo:paragraph-rsid="001da61e" style:font-weight-asian="bold" style:font-weight-complex="bold"/>
    </style:style>
    <style:style style:name="P13" style:family="paragraph" style:parent-style-name="Text_20_body">
      <style:text-properties style:font-name="Times New Roman" fo:language="en" fo:country="GB" fo:font-weight="bold" officeooo:rsid="001fee54" officeooo:paragraph-rsid="001fee54" style:font-weight-asian="bold" style:font-weight-complex="bold"/>
    </style:style>
    <style:style style:name="P14" style:family="paragraph" style:parent-style-name="Text_20_body">
      <style:text-properties style:font-name="Times New Roman" fo:language="en" fo:country="GB" fo:font-weight="bold" officeooo:rsid="002029d0" officeooo:paragraph-rsid="002029d0" style:font-weight-asian="bold" style:font-weight-complex="bold"/>
    </style:style>
    <style:style style:name="P15" style:family="paragraph" style:parent-style-name="Text_20_body">
      <style:text-properties style:font-name="Times New Roman" fo:language="en" fo:country="GB" fo:font-weight="normal" officeooo:rsid="001da61e" officeooo:paragraph-rsid="001da61e" style:font-weight-asian="normal" style:font-weight-complex="normal"/>
    </style:style>
    <style:style style:name="P16" style:family="paragraph" style:parent-style-name="Text_20_body">
      <style:text-properties style:font-name="Times New Roman" fo:language="en" fo:country="GB" fo:font-weight="normal" officeooo:rsid="001db78e" officeooo:paragraph-rsid="001db78e" style:font-weight-asian="normal" style:font-weight-complex="normal"/>
    </style:style>
    <style:style style:name="P17" style:family="paragraph" style:parent-style-name="Text_20_body">
      <style:text-properties style:font-name="Times New Roman" fo:language="en" fo:country="GB" fo:font-weight="normal" officeooo:rsid="001db97a" officeooo:paragraph-rsid="001db97a" style:font-weight-asian="normal" style:font-weight-complex="normal"/>
    </style:style>
    <style:style style:name="P18" style:family="paragraph" style:parent-style-name="Text_20_body">
      <style:text-properties style:font-name="Times New Roman" fo:language="en" fo:country="GB" fo:font-weight="normal" officeooo:rsid="001d7f0e" officeooo:paragraph-rsid="001d7f0e" style:font-weight-asian="normal" style:font-weight-complex="normal"/>
    </style:style>
    <style:style style:name="P19" style:family="paragraph" style:parent-style-name="Text_20_body">
      <style:text-properties style:font-name="Times New Roman" fo:language="en" fo:country="GB" fo:font-weight="normal" officeooo:rsid="002029d0" officeooo:paragraph-rsid="002029d0" style:font-weight-asian="normal" style:font-weight-complex="normal"/>
    </style:style>
    <style:style style:name="P20" style:family="paragraph" style:parent-style-name="Text_20_body">
      <style:text-properties style:font-name="Times New Roman" fo:language="en" fo:country="GB" fo:font-style="italic" officeooo:rsid="0019fccc" officeooo:paragraph-rsid="0019fccc" style:font-style-asian="italic" style:font-style-complex="italic"/>
    </style:style>
    <style:style style:name="P21" style:family="paragraph" style:parent-style-name="Text_20_body">
      <style:text-properties style:font-name="Times New Roman" fo:language="en" fo:country="GB" officeooo:paragraph-rsid="001d7f0e"/>
    </style:style>
    <style:style style:name="P22" style:family="paragraph" style:parent-style-name="Text_20_body">
      <style:text-properties style:font-name="Times New Roman" fo:language="en" fo:country="GB" officeooo:rsid="001da61e" officeooo:paragraph-rsid="001da61e"/>
    </style:style>
    <style:style style:name="P23" style:family="paragraph" style:parent-style-name="Text_20_body">
      <style:text-properties style:font-name="Times New Roman" fo:language="en" fo:country="GB" officeooo:rsid="001d3582" officeooo:paragraph-rsid="00235238"/>
    </style:style>
    <style:style style:name="P24" style:family="paragraph" style:parent-style-name="Text_20_body">
      <style:text-properties style:font-name="Times New Roman" fo:language="en" fo:country="GB" officeooo:rsid="0019fccc" officeooo:paragraph-rsid="0019fccc"/>
    </style:style>
    <style:style style:name="P25" style:family="paragraph" style:parent-style-name="Text_20_body">
      <style:text-properties style:font-name="Times New Roman" fo:language="en" fo:country="GB" officeooo:rsid="00235238" officeooo:paragraph-rsid="00235238"/>
    </style:style>
    <style:style style:name="P26" style:family="paragraph" style:parent-style-name="Heading_20_1">
      <style:paragraph-properties fo:text-align="center" style:justify-single-word="false"/>
      <style:text-properties style:font-name="Times New Roman" fo:language="en" fo:country="GB"/>
    </style:style>
    <style:style style:name="P27" style:family="paragraph" style:parent-style-name="Heading_20_2">
      <style:paragraph-properties fo:text-align="center" style:justify-single-word="false"/>
      <style:text-properties style:font-name="Times New Roman" fo:language="en" fo:country="GB"/>
    </style:style>
    <style:style style:name="P28" style:family="paragraph" style:parent-style-name="Heading_20_2">
      <style:paragraph-properties fo:break-before="page"/>
      <style:text-properties style:font-name="Times New Roman" fo:language="en" fo:country="GB"/>
    </style:style>
    <style:style style:name="T1" style:family="text">
      <style:text-properties officeooo:rsid="0019fcc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bc20e" style:font-style-asian="normal" style:font-style-complex="normal"/>
    </style:style>
    <style:style style:name="T5" style:family="text">
      <style:text-properties fo:font-style="normal" officeooo:rsid="0019fccc" style:font-style-asian="normal" style:font-style-complex="normal"/>
    </style:style>
    <style:style style:name="T6" style:family="text">
      <style:text-properties officeooo:rsid="001d3582"/>
    </style:style>
    <style:style style:name="T7" style:family="text">
      <style:text-properties fo:font-weight="bold" officeooo:rsid="001d7f0e" style:font-weight-asian="bold" style:font-weight-complex="bold"/>
    </style:style>
    <style:style style:name="T8" style:family="text">
      <style:text-properties fo:font-weight="bold" officeooo:rsid="001fee5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d7f0e" style:font-weight-asian="normal" style:font-weight-complex="normal"/>
    </style:style>
    <style:style style:name="T11" style:family="text">
      <style:text-properties fo:font-weight="normal" officeooo:rsid="001fee54" style:font-weight-asian="normal" style:font-weight-complex="normal"/>
    </style:style>
    <style:style style:name="T12" style:family="text">
      <style:text-properties fo:font-variant="normal" fo:text-transform="none" fo:color="#333333" fo:font-size="9pt" fo:letter-spacing="normal" fo:font-style="normal" fo:font-weight="normal" style:font-weight-asian="normal" style:font-weight-complex="normal"/>
    </style:style>
    <style:style style:name="T13" style:family="text">
      <style:text-properties officeooo:rsid="001fee54"/>
    </style:style>
    <style:style style:name="T14" style:family="text">
      <style:text-properties officeooo:rsid="0022038e"/>
    </style:style>
    <style:style style:name="T15" style:family="text">
      <style:text-properties officeooo:rsid="002352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Cocote <text:span text:style-name="T14">feed</text:span> generation module <text:span text:style-name="T1">for magento 2.</text:span></text:h>
      <text:p text:style-name="P1"/>
      <text:p text:style-name="P1"/>
      <text:h text:style-name="P27" text:outline-level="2"/>
      <text:h text:style-name="P26" text:outline-level="1">Functional manual.</text:h>
      <text:p text:style-name="P2"/>
      <text:p text:style-name="P2"/>
      <text:p text:style-name="P3">Version 1.0</text:p>
      <text:p text:style-name="P3">Author: Jakub Ilczuk</text:p>
      <text:p text:style-name="P3">Date: <text:span text:style-name="T14">29</text:span>.0<text:span text:style-name="T14">9</text:span>.2018</text:p>
      <text:p text:style-name="P3"/>
      <text:h text:style-name="P28" text:outline-level="2">Installation</text:h>
      <text:p text:style-name="P4">To install the module just copy content of the module to default folder of your project on server.</text:p>
      <text:p text:style-name="P4">After that clear cache <text:span text:style-name="T14">and perform setup:upgrade.</text:span></text:p>
      <text:p text:style-name="P4"/>
      <text:p text:style-name="P25">There is a new cache type created, Cocote Cache <text:s/>- you should enable it in admin after you’ve installed module. </text:p>
      <text:h text:style-name="P28" text:outline-level="2"><text:span text:style-name="T1">Configuration and </text:span>Usage</text:h>
      <text:p text:style-name="P4">Most of the thing happen automatically. But you have to configure it first.</text:p>
      <text:p text:style-name="P23">Go to s<text:span text:style-name="T14">tores</text:span>→configuration and choose “Cocote” -<text:span text:style-name="T15">&gt;</text:span> “<text:span text:style-name="T15">Cocote feed configuration</text:span>” section.</text:p>
      <text:p text:style-name="P7">If it’s not there, You probably haven’t installed module properly.</text:p>
      <text:p text:style-name="P8">Now to configure fields:</text:p>
      <text:p text:style-name="P8"/>
      <text:p text:style-name="P11">Map Name attribute, Map Description attribute, Map MPN attribute, Map Gtin attribute</text:p>
      <text:p text:style-name="P9">In this attribute you must choose which of your attributes will be used as name, description, mpn and gtin. If you don’t know what to choose there, just leave default values.</text:p>
      <text:p text:style-name="P11"/>
      <text:p text:style-name="P21"><text:span text:style-name="T8">Default category, default </text:span><text:span text:style-name="T7">Labels </text:span><text:span text:style-name="T8">etc</text:span><text:span text:style-name="T7">- <text:s/></text:span><text:span text:style-name="T10">a set of </text:span><text:span text:style-name="T11">values of attribute</text:span><text:span text:style-name="T10"> that define your products. They are set at product level, but if you don’t want co change it one by one, change it here, save configuration and later just click button “start now!” It will set your prefered values for </text:span><text:span text:style-name="T11">this attribute </text:span><text:span text:style-name="T10">for all products in your catalog. You can change it later on product level for each product individually. </text:span></text:p>
      <text:p text:style-name="P18"/>
      <text:p text:style-name="P10">Default store</text:p>
      <text:p text:style-name="P18">If you have multiple stores in magento instance – choose which values should be fed to xml file. If you have only 1 store, this option will not be visible.</text:p>
      <text:p text:style-name="P14">Specific values</text:p>
      <text:p text:style-name="P19">Link to grid, where you can set values for each product. It’s done the way that is fastest possible, so you just change the values and they are automatically saved to product. It’s grid – so you can limit the products to your needed subgroups and manage it then.</text:p>
      <text:p text:style-name="P13">Location </text:p>
      <text:p text:style-name="P22">Fill address data for your online warehouse <text:span text:style-name="T13">and </text:span>for your store.</text:p>
      <text:p text:style-name="P12">Feed generating</text:p>
      <text:p text:style-name="P15">Choose folder where the feed will be generated. By default it’s „feed” .</text:p>
      <text:p text:style-name="P16">Button to generate feed „by hand”.</text:p>
      <text:p text:style-name="P16">Link to file (it will be active link if file is generated). This url must be sent to cocote as the link they will use to read the data from your site.</text:p>
      <text:p text:style-name="P16"/>
      <text:p text:style-name="P17">By default files will be generated by cron every day at 3.00 AM. It will not work if magento cron won’t be enabled.</text:p>
      <text:p text:style-name="P16"><text:soft-page-break/></text:p>
      <text:h text:style-name="P28" text:outline-level="2">Possible issues</text:h>
      <text:p text:style-name="P5">Main issue we can have with this xml generation field can be with access rights to folder and file containing feed. <text:span text:style-name="T1">By default folder where file will be generated will be pub/feed subfolder of your base magento installation (However this folder can be changed in configuration). Please check if server can generate file in this location and later check if the file generated <text:s/>is accessible across the web.</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1:03:50.649000000</meta:creation-date>
    <dc:date>2018-09-29T18:22:30.428000000</dc:date>
    <meta:editing-duration>PT42M34S</meta:editing-duration>
    <meta:editing-cycles>5</meta:editing-cycles>
    <meta:generator>LibreOffice/5.1.0.3$Windows_x86 LibreOffice_project/5e3e00a007d9b3b6efb6797a8b8e57b51ab1f737</meta:generator>
    <meta:document-statistic meta:table-count="0" meta:image-count="0" meta:object-count="0" meta:page-count="5" meta:paragraph-count="30" meta:word-count="456" meta:character-count="2642" meta:non-whitespace-character-count="2208"/>
  </office:meta>
</office:document-meta>
</file>